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c7d03" officeooo:paragraph-rsid="001c7d03"/>
    </style:style>
    <style:style style:name="P2" style:family="paragraph" style:parent-style-name="Standard">
      <style:text-properties fo:color="#c9211e" loext:opacity="100%"/>
    </style:style>
    <style:style style:name="P3" style:family="paragraph" style:parent-style-name="Standard">
      <style:text-properties fo:color="#ffffff" loext:opacity="100%"/>
    </style:style>
    <style:style style:name="P4" style:family="paragraph" style:parent-style-name="Standard">
      <style:text-properties fo:color="#ffffff" loext:opacity="100%" officeooo:rsid="001dc645" officeooo:paragraph-rsid="001dc645"/>
    </style:style>
    <style:style style:name="T1" style:family="text">
      <style:text-properties fo:color="#ffffff" loext:opacity="10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1">Projet 8</text:p>
      <text:p text:style-name="P1"/>
      <text:p text:style-name="Standard"/>
      <text:p text:style-name="Standard">dans le cadre de ma formation AI engineer d'Openclassrooms je dois réaliser le projet ci-dessous sans me donner pour le moment une piste pour un workflow peux tu m'estimer le temps nécessaire en heures pour réaliser ce projet qui doit déboucher sur un notebook jupyter lab et une soutenance orale ? peux tu m'expliquer dans une optique de recherche d'emploi la valeur de ce projet et me donner avec justificaitons le niveau de difficulté de ce projet ?</text:p>
      <text:p text:style-name="Standard"/>
      <text:p text:style-name="Standard">Confirmez vos compétences en</text:p>
      <text:p text:style-name="Standard">MLOps (Partie 2/2)</text:p>
      <text:p text:style-name="Standard">Au sein d'une société financière, vous développerez un dashboard pour expliquer les</text:p>
      <text:p text:style-name="Standard">octrois de crédit. Vous déployerez votre modèle dans le cloud. Vous concevrez</text:p>
      <text:p text:style-name="Standard">votre propre API et automatiserez le déploiement puis vous étudierez le drift du</text:p>
      <text:p text:style-name="Standard">modèle.</text:p>
      <text:p text:style-name="Standard">Compétences cibles</text:p>
      <text:p text:style-name="Standard">Concevoir un système de suivi du cycle de vie du modèle d'apprentissag</text:p>
      <text:p text:style-name="P3"/>
      <text:p text:style-name="P2"><text:a xlink:type="simple" xlink:href="https://chatgpt.com/c/69879e79-d71c-8328-8b2a-1a5954c093b8" text:style-name="Internet_20_link" text:visited-style-name="Visited_20_Internet_20_Link"><text:span text:style-name="T1">https://chatgpt.com/c/69879e79-d71c-8328-8b2a-1a5954c093b8</text:span></text:a></text:p>
      <text:p text:style-name="P3"/>
      <text:p text:style-name="P4">Total estimé en temps : 100 heures soit 200 heures</text:p>
      <text:p text:style-name="P4"/>
      <text:p text:style-name="P4">Projet 8: Confirmez vos compétences en MLOps (Partie 2/2)</text:p>
      <text:p text:style-name="P4">Temps estimé : 100 heures soit 200 heures</text:p>
      <text:p text:style-name="P4">Motivation forte</text:p>
      <text:p text:style-name="P4">rendre un modèle accessible et utilisable par d'autres systèmes en phase d'inférence</text:p>
      <text:p text:style-name="P4">Difficulté moyenne à avancé</text:p>
      <text:p text:style-name="P4">utiliser en même temps plusieurs technologies comme le déploiement sur le Cloud, les API, </text:p>
      <text:p text:style-name="P4">les flux automatisés CI/CD, le monitoring de drift.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2-07T21:18:17.609339627</meta:creation-date>
    <meta:generator>LibreOffice/24.2.7.2$Linux_X86_64 LibreOffice_project/420$Build-2</meta:generator>
    <dc:date>2026-02-07T21:27:38.029580501</dc:date>
    <meta:editing-duration>PT9M19S</meta:editing-duration>
    <meta:editing-cycles>4</meta:editing-cycles>
    <meta:document-statistic meta:table-count="0" meta:image-count="0" meta:object-count="0" meta:page-count="1" meta:paragraph-count="19" meta:word-count="207" meta:character-count="1316" meta:non-whitespace-character-count="1126"/>
  </office:meta>
</office:document-meta>
</file>